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Standard">
      <style:text-properties officeooo:rsid="0011cdf5" officeooo:paragraph-rsid="0011cdf5"/>
    </style:style>
    <style:style style:name="P2" style:family="paragraph" style:parent-style-name="Standard">
      <style:text-properties officeooo:rsid="00129037" officeooo:paragraph-rsid="00129037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5" style:family="paragraph" style:parent-style-name="Preformatted_20_Text">
      <style:paragraph-properties fo:margin-top="0cm" fo:margin-bottom="0cm" style:contextual-spacing="false" fo:padding="0cm" fo:border="none"/>
    </style:style>
    <style:style style:name="P6" style:family="paragraph" style:parent-style-name="Preformatted_20_Text">
      <style:text-properties fo:color="#008080" loext:opacity="100%" style:font-name="Consolas" fo:font-size="10pt" officeooo:rsid="00129037" officeooo:paragraph-rsid="00129037" style:font-size-asian="10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118e8d" officeooo:paragraph-rsid="00118e8d" style:font-weight-asian="bold" style:font-weight-complex="bold"/>
    </style:style>
    <style:style style:name="P9" style:family="paragraph" style:parent-style-name="Standard">
      <style:text-properties fo:font-weight="bold" officeooo:rsid="0011cdf5" officeooo:paragraph-rsid="0011cdf5" style:font-weight-asian="bold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11" style:family="paragraph" style:parent-style-name="Standard">
      <style:text-properties fo:color="#3f5fbf" loext:opacity="100%" style:font-name="Consolas" fo:font-size="10pt" officeooo:rsid="00129037" officeooo:paragraph-rsid="00129037" style:font-size-asian="10pt"/>
    </style:style>
    <style:style style:name="P12" style:family="paragraph" style:parent-style-name="Standard">
      <style:text-properties fo:color="#008080" loext:opacity="100%" style:font-name="Consolas" fo:font-size="10pt" officeooo:rsid="00129037" officeooo:paragraph-rsid="00129037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loext:opacity="100%" style:font-name="Consolas" fo:font-size="10pt" officeooo:rsid="00129037" officeooo:paragraph-rsid="00129037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80" loext:opacity="100%" style:font-name="Consolas" fo:font-size="10pt" style:font-size-asian="10pt"/>
    </style:style>
    <style:style style:name="T3" style:family="text">
      <style:text-properties fo:color="#3f7f7f" loext:opacity="100%" style:font-name="Consolas" fo:font-size="10pt" fo:background-color="#d4d4d4" loext:char-shading-value="0" style:font-size-asian="10pt"/>
    </style:style>
    <style:style style:name="T4" style:family="text">
      <style:text-properties fo:color="#3f7f7f" loext:opacity="100%" style:font-name="Consolas" fo:font-size="10pt" fo:font-style="italic" style:font-size-asian="10pt" style:font-style-asian="italic"/>
    </style:style>
    <style:style style:name="T5" style:family="text">
      <style:text-properties fo:color="#3f7f7f" loext:opacity="100%" style:font-name="Consolas" fo:font-size="10pt" fo:font-style="italic" style:font-size-asian="10pt" style:font-style-asian="italic"/>
    </style:style>
    <style:style style:name="T6" style:family="text">
      <style:text-properties fo:color="#3f7f7f" loext:opacity="100%" style:font-name="Consolas" fo:font-size="10pt" style:font-size-asian="10pt"/>
    </style:style>
    <style:style style:name="T7" style:family="text">
      <style:text-properties fo:color="#3f7f7f" loext:opacity="100%" fo:font-style="italic" style:font-style-asian="italic"/>
    </style:style>
    <style:style style:name="T8" style:family="text">
      <style:text-properties fo:color="#000000" loext:opacity="100%" style:font-name="Consolas" fo:font-size="10pt" style:font-size-asian="10pt"/>
    </style:style>
    <style:style style:name="T9" style:family="text">
      <style:text-properties fo:color="#000000" loext:opacity="100%" style:font-name="Consolas" fo:font-size="10pt" style:font-size-asian="10pt"/>
    </style:style>
    <style:style style:name="T10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11" style:family="text">
      <style:text-properties fo:color="#000000" loext:opacity="100%"/>
    </style:style>
    <style:style style:name="T12" style:family="text">
      <style:text-properties fo:color="#3f5fbf" loext:opacity="100%" style:font-name="Consolas" fo:font-size="10pt" style:font-size-asian="10pt"/>
    </style:style>
    <style:style style:name="T13" style:family="text">
      <style:text-properties fo:color="#3f5fbf" loext:opacity="100%" style:font-name="Consolas" fo:font-size="10pt" style:font-size-asian="10pt"/>
    </style:style>
    <style:style style:name="T14" style:family="text">
      <style:text-properties fo:color="#7f007f" loext:opacity="100%" style:font-name="Consolas" fo:font-size="10pt" style:font-size-asian="10pt"/>
    </style:style>
    <style:style style:name="T15" style:family="text">
      <style:text-properties fo:color="#7f007f" loext:opacity="100%" style:font-name="Consolas" fo:font-size="10pt" style:font-size-asian="10pt"/>
    </style:style>
    <style:style style:name="T16" style:family="text">
      <style:text-properties fo:color="#2a00e1" loext:opacity="100%" style:font-name="Consolas" fo:font-size="10pt" fo:font-style="italic" style:font-size-asian="10pt" style:font-style-asian="italic"/>
    </style:style>
    <style:style style:name="T17" style:family="text">
      <style:text-properties fo:color="#2a00e1" loext:opacity="100%" style:font-name="Consolas" fo:font-size="10pt" fo:font-style="italic" style:font-size-asian="10pt" style:font-style-asian="italic"/>
    </style:style>
    <style:style style:name="T18" style:family="text">
      <style:text-properties style:font-name="Consolas" fo:font-size="10pt" style:font-size-asian="10pt"/>
    </style:style>
    <style:style style:name="T19" style:family="text">
      <style:text-properties fo:color="#2a00ff" loext:opacity="100%" style:font-name="Consolas" fo:font-size="10pt" fo:font-style="italic" style:font-size-asian="10pt" style:font-style-asian="italic"/>
    </style:style>
    <style:style style:name="T20" style:family="text">
      <style:text-properties fo:color="#2a00ff" loext:opacity="100%" style:font-name="Consolas" fo:font-size="10pt" style:font-size-asian="10pt"/>
    </style:style>
    <style:style style:name="T21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background-color="transparent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fonts.googleapis.com/css2?family=Spartan:wght@100;200;300;400;500;600;700;800;900&amp;display=swap" text:style-name="Internet_20_link" text:visited-style-name="Visited_20_Internet_20_Link">https://fonts.googleapis.com/css2?family=Spartan:wght@100;200;300;400;500;600;700;800;900&amp;display=swap</text:a></text:p>
      <text:p text:style-name="P7"/>
      <text:p text:style-name="P7"/>
      <text:p text:style-name="P8">CSS URL</text:p>
      <text:p text:style-name="P8"/>
      <text:p text:style-name="P9">FONT AWESOME.. plaatjes.. shopcarts etc</text:p>
      <text:p text:style-name="P9"/>
      <text:p text:style-name="P1"><text:a xlink:type="simple" xlink:href="https://cdnjs.com/libraries/font-awesome" text:style-name="Internet_20_link" text:visited-style-name="Visited_20_Internet_20_Link"><text:span text:style-name="T1">https://cdnjs.com/libraries/font-awesome</text:span></text:a></text:p>
      <text:p text:style-name="P9"/>
      <text:p text:style-name="P9">with CDN..(whatever the fuck cdn is./…)</text:p>
      <text:p text:style-name="P9"/>
      <text:p text:style-name="P9">https://fontawesome.com/v4/get-started/</text:p>
      <text:p text:style-name="P2"/>
      <text:p text:style-name="P2"/>
      <text:p text:style-name="P2"><text:span text:style-name="T2">&lt;</text:span><text:span text:style-name="T3">style</text:span><text:span text:style-name="T2">&gt;</text:span><text:span text:style-name="T8"> </text:span><text:span text:style-name="T12">/* type="text/css" */</text:span></text:p>
      <text:p text:style-name="P4"/>
      <text:p text:style-name="P3"><text:span text:style-name="T4">.container</text:span><text:span text:style-name="T8"> {</text:span></text:p>
      <text:p text:style-name="P3"><text:span text:style-name="T8"><text:tab/></text:span><text:span text:style-name="T14">width</text:span><text:span text:style-name="T8">: </text:span><text:span text:style-name="T16">542px</text:span><text:span text:style-name="T8">;</text:span></text:p>
      <text:p text:style-name="P3"><text:span text:style-name="T8"><text:tab/></text:span><text:span text:style-name="T14">height</text:span><text:span text:style-name="T8">: </text:span><text:span text:style-name="T16">550px</text:span><text:span text:style-name="T8">;</text:span></text:p>
      <text:p text:style-name="P3"><text:span text:style-name="T8"><text:tab/></text:span><text:span text:style-name="T14">background-image</text:span><text:span text:style-name="T8">: </text:span><text:span text:style-name="T16">url("./resources/images/portrait_paint5.png")</text:span><text:span text:style-name="T8">;</text:span></text:p>
      <text:p text:style-name="P10">}</text:p>
      <text:p text:style-name="P4"/>
      <text:p text:style-name="P3"><text:span text:style-name="T4">.container:hover</text:span><text:span text:style-name="T8"> {</text:span></text:p>
      <text:p text:style-name="P3"><text:span text:style-name="T8"><text:tab/></text:span><text:span text:style-name="T14">width</text:span><text:span text:style-name="T8">: </text:span><text:span text:style-name="T16">542px</text:span><text:span text:style-name="T8">;</text:span></text:p>
      <text:p text:style-name="P3"><text:span text:style-name="T8"><text:tab/></text:span><text:span text:style-name="T14">height</text:span><text:span text:style-name="T8">: </text:span><text:span text:style-name="T16">550px</text:span><text:span text:style-name="T8">;</text:span></text:p>
      <text:p text:style-name="P3"><text:span text:style-name="T8"><text:tab/></text:span><text:span text:style-name="T14">background-image</text:span><text:span text:style-name="T8">: </text:span><text:span text:style-name="T16">url("./resources/images/portrait_paint6.png")</text:span><text:span text:style-name="T8">;</text:span></text:p>
      <text:p text:style-name="P10">}</text:p>
      <text:p text:style-name="P3"><text:span text:style-name="T2">&lt;/</text:span><text:span text:style-name="T3">style</text:span><text:span text:style-name="T2">&gt;</text:span></text:p>
      <text:p text:style-name="P2"/>
      <text:p text:style-name="P2"/>
      <text:p text:style-name="P11">&lt;!-- banner section --&gt;</text:p>
      <text:p text:style-name="P3"><text:span text:style-name="T8"><text:tab/></text:span><text:span text:style-name="T2">&lt;</text:span><text:span text:style-name="T6">div</text:span><text:span text:style-name="T18"> </text:span><text:span text:style-name="T14">class</text:span><text:span text:style-name="T8">=</text:span><text:span text:style-name="T19">"banner"</text:span><text:span text:style-name="T2">&gt;</text:span></text:p>
      <text:p text:style-name="P3"><text:span text:style-name="T8"><text:tab/><text:tab/></text:span><text:span text:style-name="T2">&lt;</text:span><text:span text:style-name="T6">h1</text:span><text:span text:style-name="T2">&gt;</text:span><text:span text:style-name="T10">Hi</text:span><text:span text:style-name="T8"> I'm </text:span><text:span text:style-name="T10">Wietse</text:span><text:span text:style-name="T2">&lt;/</text:span><text:span text:style-name="T6">h1</text:span><text:span text:style-name="T2">&gt;</text:span></text:p>
      <text:p text:style-name="P3"><text:span text:style-name="T8"><text:tab/><text:tab/></text:span><text:span text:style-name="T2">&lt;</text:span><text:span text:style-name="T6">h2</text:span><text:span text:style-name="T2">&gt;</text:span><text:span text:style-name="T8">A Software Developer!</text:span><text:span text:style-name="T2">&lt;/</text:span><text:span text:style-name="T6">h2</text:span><text:span text:style-name="T2">&gt;</text:span></text:p>
      <text:p text:style-name="P3"><text:span text:style-name="T8"><text:tab/><text:tab/></text:span><text:span text:style-name="T2">&lt;</text:span><text:span text:style-name="T6">h3</text:span><text:span text:style-name="T2">&gt;</text:span><text:span text:style-name="T8">and I love to create beautiful functional solutions</text:span><text:span text:style-name="T2">&lt;/</text:span><text:span text:style-name="T6">h3</text:span><text:span text:style-name="T2">&gt;</text:span></text:p>
      <text:p text:style-name="P3"><text:span text:style-name="T8"><text:tab/></text:span><text:span text:style-name="T2">&lt;/</text:span><text:span text:style-name="T6">div</text:span><text:span text:style-name="T2">&gt;</text:span></text:p>
      <text:p text:style-name="P4"/>
      <text:p text:style-name="P3"><text:span text:style-name="T8"><text:tab/></text:span><text:span text:style-name="T12">&lt;!-- image section --&gt;</text:span></text:p>
      <text:p text:style-name="P3"><text:span text:style-name="T8"><text:tab/></text:span><text:span text:style-name="T2">&lt;</text:span><text:span text:style-name="T6">div</text:span><text:span text:style-name="T18"> </text:span><text:span text:style-name="T14">class</text:span><text:span text:style-name="T8">=</text:span><text:span text:style-name="T19">"container"</text:span><text:span text:style-name="T2">&gt;&lt;/</text:span><text:span text:style-name="T6">div</text:span><text:span text:style-name="T2">&gt;</text:span></text:p>
      <text:p text:style-name="P4"/>
      <text:p text:style-name="P3"><text:span text:style-name="T8"><text:tab/></text:span><text:span text:style-name="T12">&lt;!-- button section --&gt;</text:span></text:p>
      <text:p text:style-name="P3"><text:span text:style-name="T8"><text:tab/></text:span><text:span text:style-name="T2">&lt;</text:span><text:span text:style-name="T6">div</text:span><text:span text:style-name="T18"> </text:span><text:span text:style-name="T14">class</text:span><text:span text:style-name="T8">=</text:span><text:span text:style-name="T19">"button"</text:span><text:span text:style-name="T2">&gt;</text:span></text:p>
      <text:p text:style-name="P3"><text:span text:style-name="T8"><text:tab/><text:tab/></text:span><text:span text:style-name="T2">&lt;</text:span><text:span text:style-name="T6">form</text:span><text:span text:style-name="T2">&gt;</text:span></text:p>
      <text:p text:style-name="P3"><text:span text:style-name="T8"><text:tab/><text:tab/><text:tab/></text:span><text:span text:style-name="T2">&lt;</text:span><text:span text:style-name="T6">input</text:span><text:span text:style-name="T18"> </text:span><text:span text:style-name="T14">type</text:span><text:span text:style-name="T8">=</text:span><text:span text:style-name="T19">"button"</text:span><text:span text:style-name="T18"> </text:span><text:span text:style-name="T14">value</text:span><text:span text:style-name="T8">=</text:span><text:span text:style-name="T19">"Go to TOS project!"</text:span></text:p>
      <text:p text:style-name="P3"><text:span text:style-name="T18"><text:tab/><text:tab/><text:tab/><text:tab/></text:span><text:span text:style-name="T14">onclick</text:span><text:span text:style-name="T8">=</text:span><text:span text:style-name="T20">"history.back()"</text:span><text:span text:style-name="T2">&gt;</text:span></text:p>
      <text:p text:style-name="P3"><text:span text:style-name="T8"><text:tab/><text:tab/></text:span><text:span text:style-name="T2">&lt;/</text:span><text:span text:style-name="T6">form</text:span><text:span text:style-name="T2">&gt;</text:span></text:p>
      <text:p text:style-name="P2"><text:span text:style-name="T8"><text:tab/></text:span><text:span text:style-name="T2">&lt;/</text:span><text:span text:style-name="T6">div</text:span><text:span text:style-name="T2">&gt;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6"><text:span text:style-name="Source_20_Text"><text:span text:style-name="T21">html, body {</text:span></text:span></text:p>
      <text:p text:style-name="P5"><text:span text:style-name="Source_20_Text"><text:span text:style-name="T22"><text:s text:c="2"/></text:span></text:span><text:span text:style-name="Source_20_Text"><text:span text:style-name="T21">height: 100%; /*Fixes the height to 100% of the viewport*/</text:span></text:span></text:p>
      <text:p text:style-name="P5"><text:span text:style-name="Source_20_Text"><text:span text:style-name="T21">}</text:span></text:span></text:p>
      <text:p text:style-name="P5"><text:span text:style-name="Source_20_Text"><text:span text:style-name="T21">body {</text:span></text:span></text:p>
      <text:p text:style-name="P5"><text:span text:style-name="Source_20_Text"><text:span text:style-name="T22"><text:s text:c="2"/></text:span></text:span><text:span text:style-name="Source_20_Text"><text:span text:style-name="T21">padding-top: 87px; /*50px for the height of the navbar + 37px for the offset*/</text:span></text:span></text:p>
      <text:p text:style-name="P5"><text:span text:style-name="Source_20_Text"><text:span text:style-name="T22"><text:s text:c="2"/></text:span></text:span><text:span text:style-name="Source_20_Text"><text:span text:style-name="T21">padding-bottom: 50px; /*50px for the height of the bottom navbar*/</text:span></text:span></text:p>
      <text:p text:style-name="P5"><text:span text:style-name="Source_20_Text"><text:span text:style-name="T21">}</text:span></text:span></text:p>
      <text:p text:style-name="P5"><text:span text:style-name="Source_20_Text"><text:span text:style-name="T21">.navbar-offset {</text:span></text:span></text:p>
      <text:p text:style-name="P5"><text:span text:style-name="Source_20_Text"><text:span text:style-name="T22"><text:s text:c="4"/></text:span></text:span><text:span text:style-name="Source_20_Text"><text:span text:style-name="T21">top: 37px; /*Offsets the top navbar 37px from the top of the viewport*/</text:span></text:span></text:p>
      <text:p text:style-name="P5"><text:span text:style-name="Source_20_Text"><text:span text:style-name="T21">}</text:span></text:span></text:p>
      <text:p text:style-name="P5"><text:span text:style-name="Source_20_Text"><text:span text:style-name="T21">.container-fluid.scrollable {</text:span></text:span></text:p>
      <text:p text:style-name="P5"><text:span text:style-name="Source_20_Text"><text:span text:style-name="T22"><text:s text:c="2"/></text:span></text:span><text:span text:style-name="Source_20_Text"><text:span text:style-name="T21">height: 100%; /*Sets the scrollable area to 100% of the viewport*/</text:span></text:span></text:p>
      <text:p text:style-name="P5"><text:span text:style-name="Source_20_Text"><text:span text:style-name="T22"><text:s text:c="2"/></text:span></text:span><text:span text:style-name="Source_20_Text"><text:span text:style-name="T21">overflow: auto; /*Allows the scrollable area to have a scrollbar based on the height of its content*/</text:span></text:span></text:p>
      <text:p text:style-name="P5"><text:span text:style-name="Source_20_Text"><text:span text:style-name="T22"><text:s text:c="2"/></text:span></text:span><text:span text:style-name="Source_20_Text"><text:span text:style-name="T21">background: #ccc;</text:span></text:span></text:p>
      <text:p text:style-name="P5"><text:span text:style-name="Source_20_Text"><text:span text:style-name="T21">}</text:span></text:span></text:p>
      <text:p text:style-name="P12"/>
      <text:p text:style-name="P12"/>
      <text:p text:style-name="P12"/>
      <text:p text:style-name="P12"/>
      <text:p text:style-name="P13"><text:span text:style-name="T7">.banner</text:span> <text:span text:style-name="T11">{</text:span></text:p>
      <text:p text:style-name="P3"><text:span text:style-name="T18"><text:tab/></text:span><text:span text:style-name="T14">background-color</text:span><text:span text:style-name="T8">:</text:span><text:span text:style-name="T18"> </text:span><text:span text:style-name="T16">lightblue</text:span><text:span text:style-name="T8">; </text:span></text:p>
      <text:p text:style-name="P3"><text:span text:style-name="T8"><text:tab/></text:span><text:span text:style-name="T14">color</text:span><text:span text:style-name="T8">:</text:span><text:span text:style-name="T18"> </text:span><text:span text:style-name="T16">white</text:span><text:span text:style-name="T8">;</text:span></text:p>
      <text:p text:style-name="P3"><text:span text:style-name="T8"><text:tab/></text:span><text:span text:style-name="T14">margin-top</text:span><text:span text:style-name="T8">:</text:span><text:span text:style-name="T18"> </text:span><text:span text:style-name="T16">75px</text:span><text:span text:style-name="T8">;</text:span></text:p>
      <text:p text:style-name="P3"><text:span text:style-name="T8"><text:tab/></text:span><text:span text:style-name="T14">text-align</text:span><text:span text:style-name="T8">:</text:span><text:span text:style-name="T18"> </text:span><text:span text:style-name="T16">center</text:span><text:span text:style-name="T8">;</text:span></text:p>
      <text:p text:style-name="P3"><text:span text:style-name="T8"><text:tab/></text:span><text:span text:style-name="T14">padding</text:span><text:span text:style-name="T8">:</text:span><text:span text:style-name="T18"> </text:span><text:span text:style-name="T16">100px</text:span><text:span text:style-name="T18"> </text:span><text:span text:style-name="T16">0</text:span><text:span text:style-name="T8">:</text:span></text:p>
      <text:p text:style-name="P3"><text:span text:style-name="T8">}</text:span></text:p>
      <text:p text:style-name="P4"/>
      <text:p text:style-name="P3"><text:span text:style-name="T4">.container</text:span><text:span text:style-name="T18"> </text:span><text:span text:style-name="T8">{</text:span></text:p>
      <text:p text:style-name="P3"><text:span text:style-name="T18"><text:tab/></text:span><text:span text:style-name="T14">width</text:span><text:span text:style-name="T8">:</text:span><text:span text:style-name="T18"> </text:span><text:span text:style-name="T16">542px</text:span><text:span text:style-name="T8">; <text:tab/></text:span></text:p>
      <text:p text:style-name="P3"><text:span text:style-name="T8"><text:tab/></text:span><text:span text:style-name="T14">height</text:span><text:span text:style-name="T8">:</text:span><text:span text:style-name="T18"> </text:span><text:span text:style-name="T16">550px</text:span><text:span text:style-name="T8">;</text:span></text:p>
      <text:p text:style-name="P3"><text:span text:style-name="T8"><text:tab/></text:span><text:span text:style-name="T14">background-color</text:span><text:span text:style-name="T8">:</text:span><text:span text:style-name="T18"> </text:span><text:span text:style-name="T16">lightblue</text:span><text:span text:style-name="T8">; </text:span></text:p>
      <text:p text:style-name="P3"><text:span text:style-name="T8"><text:tab/></text:span><text:span text:style-name="T14">margin-left</text:span><text:span text:style-name="T8">:</text:span><text:span text:style-name="T18"> </text:span><text:span text:style-name="T16">auto</text:span><text:span text:style-name="T8">;</text:span></text:p>
      <text:p text:style-name="P3"><text:span text:style-name="T8"><text:s text:c="2"/></text:span><text:span text:style-name="T14">margin-right</text:span><text:span text:style-name="T8">:</text:span><text:span text:style-name="T18"> </text:span><text:span text:style-name="T16">auto</text:span><text:span text:style-name="T8">;</text:span></text:p>
      <text:p text:style-name="P3"><text:span text:style-name="T8"><text:tab/></text:span><text:span text:style-name="T12">/* <text:s/>margin-top: 75px;</text:span></text:p>
      <text:p text:style-name="P3"><text:span text:style-name="T12"><text:tab/>padding: 100px 0;</text:span></text:p>
      <text:p text:style-name="P3"><text:span text:style-name="T12"><text:tab/> <text:s/>display: block; </text:span></text:p>
      <text:p text:style-name="P3"><text:span text:style-name="T12"><text:s text:c="2"/></text:span></text:p>
      <text:p text:style-name="P3"><text:span text:style-name="T12"><text:s text:c="2"/>width: 50%; */</text:span></text:p>
      <text:p text:style-name="P3"><text:span text:style-name="T8">}</text:span></text:p>
      <text:p text:style-name="P4"/>
      <text:p text:style-name="P3"><text:span text:style-name="T4">.container:hover</text:span><text:span text:style-name="T8">{</text:span></text:p>
      <text:p text:style-name="P3"><text:span text:style-name="T18"><text:tab/></text:span><text:span text:style-name="T14">width</text:span><text:span text:style-name="T8">:</text:span><text:span text:style-name="T18"> </text:span><text:span text:style-name="T16">542px</text:span><text:span text:style-name="T8">; <text:tab/></text:span></text:p>
      <text:p text:style-name="P3"><text:span text:style-name="T8"><text:tab/></text:span><text:span text:style-name="T14">height</text:span><text:span text:style-name="T8">:</text:span><text:span text:style-name="T18"> </text:span><text:span text:style-name="T16">550px</text:span><text:span text:style-name="T8">;</text:span></text:p>
      <text:p text:style-name="P3"><text:span text:style-name="T8"><text:tab/></text:span><text:span text:style-name="T14">background-color</text:span><text:span text:style-name="T8">:</text:span><text:span text:style-name="T18"> </text:span><text:span text:style-name="T16">lightblue</text:span><text:span text:style-name="T8">; </text:span></text:p>
      <text:p text:style-name="P3"><text:span text:style-name="T8"><text:tab/></text:span><text:span text:style-name="T14">margin-left</text:span><text:span text:style-name="T8">:</text:span><text:span text:style-name="T18"> </text:span><text:span text:style-name="T16">auto</text:span><text:span text:style-name="T8">;</text:span></text:p>
      <text:p text:style-name="P3"><text:span text:style-name="T8"><text:s text:c="2"/></text:span><text:span text:style-name="T14">margin-right</text:span><text:span text:style-name="T8">:</text:span><text:span text:style-name="T18"> </text:span><text:span text:style-name="T16">auto</text:span><text:span text:style-name="T8">;</text:span></text:p>
      <text:p text:style-name="P3"><text:span text:style-name="T12">/*<text:tab/> <text:s/>margin-top: 75px;</text:span></text:p>
      <text:p text:style-name="P3"><text:span text:style-name="T12"><text:tab/>padding: 100px 0;</text:span></text:p>
      <text:p text:style-name="P3"><text:span text:style-name="T12"><text:tab/> /* display: block; </text:span></text:p>
      <text:p text:style-name="P3"><text:span text:style-name="T12"><text:s text:c="2"/></text:span></text:p>
      <text:p text:style-name="P3"><text:span text:style-name="T12"><text:s text:c="2"/>width: 50%; */</text:span></text:p>
      <text:p text:style-name="P3"><text:span text:style-name="T8"><text:s text:c="2"/>*/</text:span></text:p>
      <text:p text:style-name="P3"><text:span text:style-name="T8"><text:s text:c="2"/></text:span></text:p>
      <text:p text:style-name="P3"><text:span text:style-name="T8">}</text:span></text:p>
      <text:p text:style-name="P4"/>
      <text:p text:style-name="P3"><text:span text:style-name="T4">.button</text:span><text:span text:style-name="T18"> </text:span><text:span text:style-name="T8">{</text:span></text:p>
      <text:p text:style-name="P3"><text:span text:style-name="T18"><text:tab/></text:span><text:span text:style-name="T14">background-color</text:span><text:span text:style-name="T8">:</text:span><text:span text:style-name="T18"> </text:span><text:span text:style-name="T16">lightblue</text:span><text:span text:style-name="T8">; </text:span></text:p>
      <text:p text:style-name="P3"><text:span text:style-name="T8"><text:tab/></text:span><text:span text:style-name="T14">display</text:span><text:span text:style-name="T8">:</text:span><text:span text:style-name="T18"> </text:span><text:span text:style-name="T16">block</text:span><text:span text:style-name="T8">;</text:span></text:p>
      <text:p text:style-name="P3"><text:soft-page-break/><text:span text:style-name="T8"><text:s text:c="2"/></text:span><text:span text:style-name="T14">margin-left</text:span><text:span text:style-name="T8">:</text:span><text:span text:style-name="T18"> </text:span><text:span text:style-name="T16">auto</text:span><text:span text:style-name="T8">;</text:span></text:p>
      <text:p text:style-name="P3"><text:span text:style-name="T8"><text:s text:c="2"/></text:span><text:span text:style-name="T14">margin-right</text:span><text:span text:style-name="T8">:</text:span><text:span text:style-name="T18"> </text:span><text:span text:style-name="T16">auto</text:span><text:span text:style-name="T8">;</text:span></text:p>
      <text:p text:style-name="P3"><text:span text:style-name="T8"><text:s text:c="2"/></text:span><text:span text:style-name="T14">width</text:span><text:span text:style-name="T8">:</text:span><text:span text:style-name="T18"> </text:span><text:span text:style-name="T16">50%</text:span><text:span text:style-name="T8">;</text:span></text:p>
      <text:p text:style-name="P3"><text:span text:style-name="T8"><text:s text:c="2"/></text:span><text:span text:style-name="T14">text-align</text:span><text:span text:style-name="T8">:</text:span><text:span text:style-name="T18"> </text:span><text:span text:style-name="T16">center</text:span><text:span text:style-name="T8">;</text:span></text:p>
      <text:p text:style-name="P3"><text:span text:style-name="T8"><text:s text:c="2"/></text:span><text:span text:style-name="T14">margin-top</text:span><text:span text:style-name="T8">:</text:span><text:span text:style-name="T18"> </text:span><text:span text:style-name="T16">75px</text:span><text:span text:style-name="T8">;</text:span></text:p>
      <text:p text:style-name="P3"><text:span text:style-name="T8"><text:tab/></text:span><text:span text:style-name="T14">padding</text:span><text:span text:style-name="T8">:</text:span><text:span text:style-name="T18"> </text:span><text:span text:style-name="T16">100px</text:span><text:span text:style-name="T18"> </text:span><text:span text:style-name="T16">0</text:span><text:span text:style-name="T8">:</text:span></text:p>
      <text:p text:style-name="P3"><text:span text:style-name="T16"><text:tab/>background-color</text:span><text:span text:style-name="T8">:</text:span><text:span text:style-name="T16"> blue</text:span><text:span text:style-name="T8">; </text:span></text:p>
      <text:p text:style-name="P3"><text:span text:style-name="T8">}</text:span></text:p>
      <text:p text:style-name="P4"/>
      <text:p text:style-name="P3"><text:span text:style-name="T4">.bold</text:span><text:span text:style-name="T18"> </text:span><text:span text:style-name="T8">{</text:span></text:p>
      <text:p text:style-name="P3"><text:span text:style-name="T18"><text:tab/></text:span><text:span text:style-name="T14">fontweight</text:span><text:span text:style-name="T8">:</text:span><text:span text:style-name="T18"> </text:span><text:span text:style-name="T16">900</text:span><text:span text:style-name="T8">;</text:span></text:p>
      <text:p text:style-name="P3"><text:span text:style-name="T8">}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2T16:36:51.747000000</meta:creation-date>
    <dc:date>2023-03-27T13:33:05.544000000</dc:date>
    <meta:editing-duration>PT46M43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95" meta:word-count="265" meta:character-count="2156" meta:non-whitespace-character-count="1874"/>
  </office:meta>
</office:document-meta>
</file>